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color="#808080" fo:font-size="11pt" style:font-size-asian="11pt" style:font-size-complex="11pt"/>
    </style:style>
    <style:style style:name="P3" style:family="paragraph" style:parent-style-name="Standard">
      <style:text-properties fo:font-size="11pt" style:font-size-asian="11pt" style:font-size-complex="11pt"/>
    </style:style>
    <style:style style:name="T1" style:family="text">
      <style:text-properties fo:color="#0000ff"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ternative titles:</text:p>
      <text:p text:style-name="P1">* "Journey to obscurity"</text:p>
      <text:p text:style-name="P1">* "The path of the blinds"</text:p>
      <text:p text:style-name="P1">* "Walking on the edge"</text:p>
      <text:p text:style-name="P1"/>
      <text:p text:style-name="P1"/>
      <text:p text:style-name="P1"/>
      <text:p text:style-name="P1"/>
      <text:p text:style-name="P1"/>
      <text:p text:style-name="P1"/>
      <text:p text:style-name="P1">-------------------------------------------------------------------------------------------------------------------------------</text:p>
      <text:p text:style-name="P1"><text:tab/>17-November-2010, Th</text:p>
      <text:p text:style-name="P1">-------------------------------------------------------------------------------------------------------------------------------</text:p>
      <text:p text:style-name="P1"><text:span text:style-name="T1">[N1]</text:span> The basic law of the Universe = New Ten Commandments</text:p>
      <text:p text:style-name="P1">1. Everything suppose to move and transform (nothing is static)</text:p>
      <text:p text:style-name="P1">2. Positive feedback (strong becomes stronger, weak becomes weaker)</text:p>
      <text:p text:style-name="P1">3. The best-fit dominates (non equality). The nature always trying to choose only one thing from all variety of competing things.</text:p>
      <text:p text:style-name="P1">4. Everything is temporary, there is no safe place in the Universe</text:p>
      <text:p text:style-name="P1">5. Mutation and randomness -- essential elements of life.</text:p>
      <text:p text:style-name="P1">6. Replication on all levels (vertical and horizontal). The path to the uniform world.</text:p>
      <text:p text:style-name="P1"/>
      <text:p text:style-name="P2">Update, 18-February-2013, Mn</text:p>
      <text:p text:style-name="P1"><text:span text:style-name="T3">Fundamental Laws</text:span>:</text:p>
      <text:p text:style-name="P1">1. <text:span text:style-name="T4">Everything moves</text:span> (dynamic world).</text:p>
      <text:p text:style-name="P1">The world can be viewed as waves (ripples) rather than as particles. The waves have different frequencies and dencities.</text:p>
      <text:p text:style-name="P1">Consequnces:</text:p>
      <text:p text:style-name="P1"><text:tab/>1. Statics/lack of motion leads to death.</text:p>
      <text:p text:style-name="P1"/>
      <text:p text:style-name="P1">2. Nature is trying to converge to <text:span text:style-name="T4">Uniform state</text:span><text:span text:style-name="T5"> -- a frequency of the same pattern(waveform).</text:span></text:p>
      <text:p text:style-name="P1">Consequnces:</text:p>
      <text:p text:style-name="P1"><text:tab/>1. Competition for the fittests (winner)</text:p>
      <text:p text:style-name="P1"><text:tab/>2. There is only one winner, which dominates and breeds of its kind.</text:p>
      <text:p text:style-name="P1"><text:tab/> <text:s text:c="4"/>Everybody <text:s/>else suppose to die.</text:p>
      <text:p text:style-name="P1"><text:tab/>3. Nature is ruthless when it comes to losers.</text:p>
      <text:p text:style-name="P1"><text:tab/> <text:s text:c="3"/>It helps/promotes winners/strong and destroys losers/weak.</text:p>
      <text:p text:style-name="P1"/>
      <text:p text:style-name="P1">3. Nature is trying to <text:span text:style-name="T4">avoid uncertainty and chaos</text:span><text:span text:style-name="T5"> (non-uniform state)</text:span> -- it converges to simple and strict mechanics and forms, which use</text:p>
      <text:p text:style-name="P1"><text:s text:c="4"/>simple and strict rules of interaction. The complex forms -- transitional things and suppose to be destroyes or decomposed to the simpler form, which follow unconditionally strict rules.</text:p>
      <text:p text:style-name="P1"/>
      <text:p text:style-name="P1">4. <text:span text:style-name="T4">Nature is hierarchical</text:span> and it is built on replication of patterns -- horizonally (the same level) and vertically (different levels). On every level of hierarchy it replicates the same pattern as on all other levels.</text:p>
      <text:p text:style-name="P1"/>
      <text:p text:style-name="P1">5. <text:span text:style-name="T5">All </text:span><text:span text:style-name="T4">connections are bidirectional</text:span><text:span text:style-name="T5">.</text:span></text:p>
      <text:p text:style-name="P1"><text:span text:style-name="T5"><text:s text:c="3"/>The strengh depends on the size of object.</text:span></text:p>
      <text:p text:style-name="P1"/>
      <text:p text:style-name="P1"/>
      <text:p text:style-name="P1">-------------------------------------------------------------------------------------------------------------------------------</text:p>
      <text:p text:style-name="P1"><text:tab/>17-June-2010, Fr</text:p>
      <text:p text:style-name="P1">-------------------------------------------------------------------------------------------------------------------------------</text:p>
      <text:p text:style-name="P1"><text:span text:style-name="T1">[N1]</text:span> The human brain (perception) performance and memory organization.</text:p>
      <text:p text:style-name="P1">1. Short-term memory can store up to 7 items (chunks of data)</text:p>
      <text:p text:style-name="P1"/>
      <text:p text:style-name="P1">2. It takes 5...10 sec to transfer information from the short- to the long-term memory for the new piece of <text:soft-page-break/>information. And it takes 1...2 sec to update the existing one.</text:p>
      <text:p text:style-name="P1"/>
      <text:p text:style-name="P1">3. Memory is organized as neuron net (Buzan Mind Map). Not a matrix, not a list, not a tree. The search and update is performed by following the neuron paths.</text:p>
      <text:p text:style-name="P1">When the new structure is created it is like a paving the new road through the jungle. Therefore, the sequence of information is mapped in form of neuron net. The consequence of that -- once you started certain way -- keep going the same way. Follow the same path over and over. Do not change and remap things. Because, that will only ruin the originally created structure. (This is why, the first impression is the strongest, the original notes could never be overdone by copying them, and so on).</text:p>
      <text:p text:style-name="P1"/>
      <text:p text:style-name="P1">-------------------------------------------------------------------------------------------------------------------------------</text:p>
      <text:p text:style-name="P1"><text:tab/>03-July-2011, Sn</text:p>
      <text:p text:style-name="P1">-------------------------------------------------------------------------------------------------------------------------------</text:p>
      <text:p text:style-name="P1"><text:span text:style-name="T1">[N1]</text:span> About Dieting and stuff...</text:p>
      <text:p text:style-name="P1">1. The balance of energy is the rule #1 and the basis for any diet and system of maintaining healthy lifestyle.</text:p>
      <text:p text:style-name="P1">The amout of used calories should be equal to amout of consumed ones.</text:p>
      <text:p text:style-name="P1"/>
      <text:p text:style-name="P1">2. Eating less is not a solution. Because, this lead to reduced metabolism and disbalance of internal processes. Internally -- cell starvation, ...</text:p>
      <text:p text:style-name="P1"/>
      <text:p text:style-name="P1">3. Solution -- combination of moderate quality and balanced food with physical exercising.</text:p>
      <text:p text:style-name="P1"/>
      <text:p text:style-name="P1">4. The amount of exercising could be slightly reduced (but, not eliminated!) if mental activity is increased. Brain, at the peak of its performance may consume up to 25% of body energy.</text:p>
      <text:p text:style-name="P1"/>
      <text:p text:style-name="P1"/>
      <text:p text:style-name="P1"/>
      <text:p text:style-name="P1">Some other "rules" (tricks from the sleeves):</text:p>
      <text:p text:style-name="P1">1. Eat only when <text:s/>you want to (not because the scheduled meal arrived).</text:p>
      <text:p text:style-name="P1">2. Eat what you want to (body knows better what it requires).</text:p>
      <text:p text:style-name="P1">3. Eat some amount, wait for 15 min, and continue eating only if you still feel hungry.</text:p>
      <text:p text:style-name="P1">4. Do not focus of food. Keep you brain occupied with something else.</text:p>
      <text:p text:style-name="P1">5. Very food as much as possible. Eat everything.</text:p>
      <text:p text:style-name="P1"/>
      <text:p text:style-name="P1">-------------------------------------------------------------------------------------------------------------------------------</text:p>
      <text:p text:style-name="P1"><text:tab/>10-July-2011, Sn</text:p>
      <text:p text:style-name="P1">-------------------------------------------------------------------------------------------------------------------------------</text:p>
      <text:p text:style-name="P1"><text:span text:style-name="T1">[N1]</text:span> About Brain health...</text:p>
      <text:p text:style-name="P1">Motor control is one of the primary objective of all brain activity. If motor control is reduced -- so the mental activity and ability (remember, the Nature is killing everything which is not used = not active).</text:p>
      <text:p text:style-name="P1">And Motor Control functions of our brain involves many its component and perform the collaborative tasks.</text:p>
      <text:p text:style-name="P1"/>
      <text:p text:style-name="P1">Therefore, the complex motor activity (e.g. playing ball games, restling, "priyatky", and similar) stimulates all high-level cognitive neurons.</text:p>
      <text:p text:style-name="P1"/>
      <text:p text:style-name="P1">Another useful exercising involves "cunning". This is where the brain actively projects the internal world model to outside, thus exercising the feedback neuron connections.</text:p>
      <text:p text:style-name="P1"/>
      <text:p text:style-name="P1"><text:span text:style-name="T1">[N2]</text:span> Food for the Brain...</text:p>
      <text:p text:style-name="P1">Amino-acids</text:p>
      <text:p text:style-name="P1">Sugar</text:p>
      <text:p text:style-name="P1">Protein</text:p>
      <text:p text:style-name="P1"/>
      <text:p text:style-name="P1">-------------------------------------------------------------------------------------------------------------------------------</text:p>
      <text:p text:style-name="P1"><text:tab/>07-September-2012, Fr</text:p>
      <text:p text:style-name="P1">-------------------------------------------------------------------------------------------------------------------------------</text:p>
      <text:p text:style-name="P1"><text:span text:style-name="T1">[N1]</text:span> Diet as a part of the mental health</text:p>
      <text:p text:style-name="P1"><text:soft-page-break/>1. To loose weight and improve metabolism:</text:p>
      <text:p text:style-name="P1"><text:span text:style-name="T2">►</text:span> Do execersize right before and after taken a meal.</text:p>
      <text:p text:style-name="P1">This will make your body work and it will require energy and protein, thus stimulating the digesting system to do it works better. Never it when you too relax.</text:p>
      <text:p text:style-name="P1">Analogy from the nature -- before getting something, preditors have to work really hard (mentally and physically) to get their food. Preditors are <text:s/>never fat.</text:p>
      <text:p text:style-name="P1"/>
      <text:p text:style-name="P1">2. Eat only when your really want and need it. Do not eat for pleasure or to calm down your nerves.</text:p>
      <text:p text:style-name="P1">Food is a poison. If possible -- it should be avoided.</text:p>
      <text:p text:style-name="P1">Food, as any other acitivity, should have a purpose. Not just eating for the sake of eating.</text:p>
      <text:p text:style-name="P1"/>
      <text:p text:style-name="P1">3. Remove focus from the food. Keep your brain being busy with something else.</text:p>
      <text:p text:style-name="P1">Be passion about something and completely dedicate yourself to it.</text:p>
      <text:p text:style-name="P1"/>
      <text:p text:style-name="P1">4. Food consumption decreases brain activity.</text:p>
      <text:p text:style-name="P1">Do not eat, if you in the middle of some intellectual work.</text:p>
      <text:p text:style-name="P1"/>
      <text:p text:style-name="P1">-------------------------------------------------------------------------------------------------------------------------------</text:p>
      <text:p text:style-name="P1"><text:tab/>14-September-2012, Fr</text:p>
      <text:p text:style-name="P1">-------------------------------------------------------------------------------------------------------------------------------</text:p>
      <text:p text:style-name="P1"><text:span text:style-name="T1">[N1]</text:span> About money... the ways to increase them.</text:p>
      <text:p text:style-name="P1">Seven rules from Babilon (George Clason "The Richest Man in Babilon")</text:p>
      <text:p text:style-name="P1">1. Save 10% of your income.</text:p>
      <text:p text:style-name="P1">2. Control your spending.</text:p>
      <text:p text:style-name="P1">3. Try to increase your income.</text:p>
      <text:p text:style-name="P1">4. Protect your money from loss.</text:p>
      <text:p text:style-name="P1">5. Turn your house to money making place and profitable enterprise.</text:p>
      <text:p text:style-name="P1">6. Be sure that you have income in the future (constant income vs. random).</text:p>
      <text:p text:style-name="P1">7. Work on improving yours skills of getting money.</text:p>
      <text:p text:style-name="P1"/>
      <text:p text:style-name="P1">-------------------------------------------------------------------------------------------------------------------------------</text:p>
      <text:p text:style-name="P1"><text:tab/>24-September-2012, Mn</text:p>
      <text:p text:style-name="P1">-------------------------------------------------------------------------------------------------------------------------------</text:p>
      <text:p text:style-name="P1"><text:span text:style-name="T1">[N1]</text:span> Only Teacher could give a "deciple" title. Student doesn't have such right.</text:p>
      <text:p text:style-name="P1"/>
      <text:p text:style-name="P1"><text:span text:style-name="T1">[N2]</text:span> Cinism -- the art of calling things by their real names. [Nevzorov]</text:p>
      <text:p text:style-name="P1">Otherwise -- hypocracy.</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1M12S</meta:editing-duration>
    <meta:editing-cycles>50</meta:editing-cycles>
    <meta:generator>OpenOffice.org/3.3$Win32 OpenOffice.org_project/330m20$Build-9567</meta:generator>
    <dc:date>2013-02-18T09:35:13.97</dc:date>
    <meta:document-statistic meta:table-count="0" meta:image-count="0" meta:object-count="0" meta:page-count="3" meta:paragraph-count="100" meta:word-count="1055" meta:character-count="8001"/>
    <meta:user-defined meta:name="Info 1"/>
    <meta:user-defined meta:name="Info 2"/>
    <meta:user-defined meta:name="Info 3"/>
    <meta:user-defined meta:name="Info 4"/>
  </office:meta>
</office:document-meta>
</file>